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 style:font-adornments="Regular" style:font-family-generic="swiss" style:font-pitch="variable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1.699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461cm"/>
    </style:style>
    <style:style style:name="co5" style:family="table-column">
      <style:table-column-properties fo:break-before="auto" style:column-width="5.846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1.231cm"/>
    </style:style>
    <style:style style:name="co8" style:family="table-column">
      <style:table-column-properties fo:break-before="auto" style:column-width="4.307cm"/>
    </style:style>
    <style:style style:name="co9" style:family="table-column">
      <style:table-column-properties fo:break-before="auto" style:column-width="2.852cm"/>
    </style:style>
    <style:style style:name="co10" style:family="table-column">
      <style:table-column-properties fo:break-before="auto" style:column-width="4.531cm"/>
    </style:style>
    <style:style style:name="co11" style:family="table-column">
      <style:table-column-properties fo:break-before="auto" style:column-width="1.7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estatistica_5f_qtd_5f_objetos">
      <style:table-properties table:display="true" style:writing-mode="lr-tb"/>
    </style:style>
    <style:style style:name="ta2" style:family="table" style:master-page-name="PageStyle_5f_estatistica_5f_tipo">
      <style:table-properties table:display="true" style:writing-mode="lr-tb"/>
    </style:style>
    <style:style style:name="ta3" style:family="table" style:master-page-name="PageStyle_5f_estatistica_5f_subtipo">
      <style:table-properties table:display="true" style:writing-mode="lr-tb"/>
    </style:style>
    <style:style style:name="ta4" style:family="table" style:master-page-name="PageStyle_5f_exames">
      <style:table-properties table:display="true" style:writing-mode="lr-tb"/>
    </style:style>
    <style:style style:name="ta5" style:family="table" style:master-page-name="PageStyle_5f_etapas">
      <style:table-properties table:display="true" style:writing-mode="lr-tb"/>
    </style:style>
    <number:time-style style:name="N6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  <style:map style:condition="is-true-formula([.$C1]=2)" style:apply-style-name="ConditionalStyle_5f_2" style:base-cell-address="exames.A1"/>
      <style:map style:condition="is-true-formula([.$C1]=1)" style:apply-style-name="ConditionalStyle_5f_1" style:base-cell-address="exames.A1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map style:condition="is-true-formula([.$C1]=2)" style:apply-style-name="ConditionalStyle_5f_2" style:base-cell-address="exames.A1"/>
      <style:map style:condition="is-true-formula([.$C1]=1)" style:apply-style-name="ConditionalStyle_5f_1" style:base-cell-address="exames.A1"/>
    </style:style>
    <style:style style:name="ce4" style:family="table-cell" style:parent-style-name="Default" style:data-style-name="N153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  <style:map style:condition="is-true-formula([.$C1]=2)" style:apply-style-name="ConditionalStyle_5f_2" style:base-cell-address="exames.A1"/>
      <style:map style:condition="is-true-formula([.$C1]=1)" style:apply-style-name="ConditionalStyle_5f_1" style:base-cell-address="exames.A1"/>
    </style:style>
    <style:style style:name="ce5" style:family="table-cell" style:parent-style-name="Default" style:data-style-name="N153">
      <style:table-cell-properties style:diagonal-bl-tr="none" style:diagonal-tl-br="none" fo:border="0.74pt solid #000000" style:rotation-align="none"/>
      <style:map style:condition="is-true-formula([.$C1]=2)" style:apply-style-name="ConditionalStyle_5f_2" style:base-cell-address="exames.A1"/>
      <style:map style:condition="is-true-formula([.$C1]=1)" style:apply-style-name="ConditionalStyle_5f_1" style:base-cell-address="exames.A1"/>
    </style:style>
    <style:style style:name="ce6" style:family="table-cell" style:parent-style-name="Default" style:data-style-name="N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>
        <loext:char-complex-color loext:theme-type="dark1" loext:color-type="theme"/>
      </style:text-properties>
      <style:map style:condition="is-true-formula([.$C1]=2)" style:apply-style-name="ConditionalStyle_5f_2" style:base-cell-address="exames.A1"/>
      <style:map style:condition="is-true-formula([.$C1]=1)" style:apply-style-name="ConditionalStyle_5f_1" style:base-cell-address="exames.A1"/>
    </style:style>
    <style:style style:name="ce7" style:family="table-cell" style:parent-style-name="Default" style:data-style-name="N0">
      <style:table-cell-properties style:diagonal-bl-tr="none" style:diagonal-tl-br="none" fo:border="0.74pt solid #000000" style:rotation-align="none"/>
      <style:map style:condition="is-true-formula([.$C1]=2)" style:apply-style-name="ConditionalStyle_5f_2" style:base-cell-address="exames.A1"/>
      <style:map style:condition="is-true-formula([.$C1]=1)" style:apply-style-name="ConditionalStyle_5f_1" style:base-cell-address="exames.A1"/>
    </style:style>
    <style:style style:name="ce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>
        <loext:char-complex-color loext:theme-type="dark1" loext:color-type="theme"/>
      </style:text-properties>
      <style:map style:condition="is-true-formula([.$C1]=2)" style:apply-style-name="ConditionalStyle_5f_2" style:base-cell-address="exames.A1"/>
      <style:map style:condition="is-true-formula([.$C1]=1)" style:apply-style-name="ConditionalStyle_5f_1" style:base-cell-address="exames.A1"/>
    </style:style>
    <style:style style:name="ce9" style:family="table-cell" style:parent-style-name="Default">
      <style:table-cell-properties style:diagonal-bl-tr="none" style:diagonal-tl-br="none" fo:border="0.74pt solid #000000" style:rotation-align="none"/>
      <style:map style:condition="is-true-formula([.$C1]=2)" style:apply-style-name="ConditionalStyle_5f_2" style:base-cell-address="exames.A1"/>
      <style:map style:condition="is-true-formula([.$C1]=1)" style:apply-style-name="ConditionalStyle_5f_1" style:base-cell-address="exames.A1"/>
    </style:style>
    <style:style style:name="ce10" style:family="table-cell" style:parent-style-name="Default" style:data-style-name="N60">
      <style:table-cell-properties style:diagonal-bl-tr="none" style:diagonal-tl-br="none" fo:border="0.74pt solid #000000" style:rotation-align="none"/>
      <style:map style:condition="is-true-formula([.$C1]=2)" style:apply-style-name="ConditionalStyle_5f_2" style:base-cell-address="exames.A1"/>
      <style:map style:condition="is-true-formula([.$C1]=1)" style:apply-style-name="ConditionalStyle_5f_1" style:base-cell-address="exames.A1"/>
    </style:style>
    <style:style style:name="ce11" style:family="table-cell" style:parent-style-name="Default">
      <style:table-cell-properties style:diagonal-bl-tr="none" style:diagonal-tl-br="none" fo:border="0.74pt solid #000000" style:rotation-align="none"/>
      <style:map style:condition="is-true-formula([.$C1]=2)" style:apply-style-name="ConditionalStyle_5f_2" style:base-cell-address="exames.A1"/>
      <style:map style:condition="is-true-formula([.$C1]=1)" style:apply-style-name="ConditionalStyle_5f_1" style:base-cell-address="exames.A1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tipos_objeto&quot;)" table:allow-empty-cell="true" table:display-list="unsorted" table:base-cell-address="etapas.A1">
          <table:help-message table:display="true"/>
          <table:error-message table:message-type="stop" table:display="true"/>
        </table:content-validation>
        <table:content-validation table:name="val2" table:condition="of:cell-content-is-in-list(tipos_objeto)" table:allow-empty-cell="true" table:display-list="unsorted" table:base-cell-address="etapas.A2">
          <table:help-message table:display="true"/>
          <table:error-message table:message-type="stop" table:display="true"/>
        </table:content-validation>
        <table:content-validation table:name="val3" table:condition="of:cell-content-is-in-list(tipos_objetos)" table:allow-empty-cell="true" table:display-list="unsorted" table:base-cell-address="etapas.A2">
          <table:help-message table:display="true"/>
          <table:error-message table:message-type="stop" table:display="true"/>
        </table:content-validation>
        <table:content-validation table:name="val4" table:condition="of:cell-content-is-in-list(tipos_extracao)" table:allow-empty-cell="true" table:display-list="unsorted" table:base-cell-address="etapas.B2">
          <table:help-message table:display="true"/>
          <table:error-message table:message-type="stop" table:display="true"/>
        </table:content-validation>
        <table:content-validation table:name="val5" table:condition="of:cell-content-is-in-list(etapas)" table:allow-empty-cell="true" table:display-list="unsorted" table:base-cell-address="etapas.D2">
          <table:help-message table:display="true"/>
          <table:error-message table:message-type="stop" table:display="true"/>
        </table:content-validation>
        <table:content-validation table:name="val6" table:condition="of:cell-content-is-in-list(&quot;Objeto&quot;;&quot;Perícia&quot;)" table:allow-empty-cell="true" table:display-list="unsorted" table:base-cell-address="etapas.D2">
          <table:help-message table:display="true"/>
          <table:error-message table:message-type="stop" table:display="true"/>
        </table:content-validation>
      </table:content-validations>
      <table:table table:name="estatistica_qtd_objeto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16382" table:default-cell-style-name="Default"/>
        <table:table-row table:style-name="ro1">
          <table:table-cell table:style-name="ce1" office:value-type="string" calcext:value-type="string">
            <text:p>Qtd objetos</text:p>
          </table:table-cell>
          <table:table-cell table:style-name="ce1" office:value-type="string" calcext:value-type="string">
            <text:p>Quantidade</text:p>
          </table:table-cell>
          <table:table-cell table:style-name="ce1" table:number-columns-repeated="1638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table:number-columns-repeated="1638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number-columns-repeated="1638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number-columns-repeated="1638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table:number-columns-repeated="1638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number-columns-repeated="1638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table:number-columns-repeated="1638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number-columns-repeated="1638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638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638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6382"/>
        </table:table-row>
      </table:table>
      <table:table table:name="estatistica_tipo" table:style-name="ta2">
        <office:forms form:automatic-focus="false" form:apply-design-mode="false"/>
        <table:table-column table:style-name="co3" table:default-cell-style-name="Default"/>
        <table:table-column table:style-name="co1" table:default-cell-style-name="Default"/>
        <table:table-column table:style-name="co2" table:number-columns-repeated="16382" table:default-cell-style-name="Default"/>
        <table:table-row table:style-name="ro1">
          <table:table-cell table:style-name="ce1" office:value-type="string" calcext:value-type="string">
            <text:p>Tipo </text:p>
          </table:table-cell>
          <table:table-cell table:style-name="ce1" office:value-type="string" calcext:value-type="string">
            <text:p>Quantidade</text:p>
          </table:table-cell>
          <table:table-cell table:style-name="ce1" table:number-columns-repeated="16382"/>
        </table:table-row>
        <table:table-row table:style-name="ro2">
          <table:table-cell office:value-type="string" calcext:value-type="string">
            <text:p>Computador</text:p>
          </table:table-cell>
          <table:table-cell office:value-type="float" office:value="20" calcext:value-type="float">
            <text:p>20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Celular</text:p>
          </table:table-cell>
          <table:table-cell office:value-type="float" office:value="200" calcext:value-type="float">
            <text:p>200</text:p>
          </table:table-cell>
          <table:table-cell table:number-columns-repeated="16382"/>
        </table:table-row>
      </table:table>
      <table:table table:name="estatistica_subtipo" table:style-name="ta3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2" table:number-columns-repeated="16381" table:default-cell-style-name="Default"/>
        <table:table-row table:style-name="ro1">
          <table:table-cell table:style-name="ce1" table:content-validation-name="val1" office:value-type="string" calcext:value-type="string">
            <text:p>Objeto</text:p>
          </table:table-cell>
          <table:table-cell table:style-name="ce1" office:value-type="string" calcext:value-type="string">
            <text:p>Subtipo</text:p>
          </table:table-cell>
          <table:table-cell table:style-name="ce1" office:value-type="string" calcext:value-type="string">
            <text:p>Quantidade</text:p>
          </table:table-cell>
          <table:table-cell table:style-name="ce1" table:number-columns-repeated="16381"/>
        </table:table-row>
        <table:table-row table:style-name="ro2">
          <table:table-cell table:content-validation-name="val2" office:value-type="string" calcext:value-type="string">
            <text:p>Celular</text:p>
          </table:table-cell>
          <table:table-cell office:value-type="string" calcext:value-type="string">
            <text:p>Estragado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elular</text:p>
          </table:table-cell>
          <table:table-cell office:value-type="string" calcext:value-type="string">
            <text:p>Bloqueado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elular</text:p>
          </table:table-cell>
          <table:table-cell office:value-type="string" calcext:value-type="string">
            <text:p>Extração lógica</text:p>
          </table:table-cell>
          <table:table-cell office:value-type="float" office:value="30" calcext:value-type="float">
            <text:p>3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elular</text:p>
          </table:table-cell>
          <table:table-cell office:value-type="string" calcext:value-type="string">
            <text:p>Extração de sistema de arquivos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elular</text:p>
          </table:table-cell>
          <table:table-cell office:value-type="string" calcext:value-type="string">
            <text:p>Extração física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omputador</text:p>
          </table:table-cell>
          <table:table-cell office:value-type="string" calcext:value-type="string">
            <text:p>Até 500GB</text:p>
          </table:table-cell>
          <table:table-cell office:value-type="float" office:value="200" calcext:value-type="float">
            <text:p>20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omputador</text:p>
          </table:table-cell>
          <table:table-cell office:value-type="string" calcext:value-type="string">
            <text:p>Entre 500GB e 1TB</text:p>
          </table:table-cell>
          <table:table-cell office:value-type="float" office:value="250" calcext:value-type="float">
            <text:p>25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omputador</text:p>
          </table:table-cell>
          <table:table-cell office:value-type="string" calcext:value-type="string">
            <text:p>Entre 1TB e 2TB</text:p>
          </table:table-cell>
          <table:table-cell office:value-type="float" office:value="100" calcext:value-type="float">
            <text:p>100</text:p>
          </table:table-cell>
          <table:table-cell table:number-columns-repeated="16381"/>
        </table:table-row>
        <table:table-row table:style-name="ro2">
          <table:table-cell table:content-validation-name="val2" office:value-type="string" calcext:value-type="string">
            <text:p>Computador</text:p>
          </table:table-cell>
          <table:table-cell office:value-type="string" calcext:value-type="string">
            <text:p>Acima de 2TB</text:p>
          </table:table-cell>
          <table:table-cell office:value-type="float" office:value="20" calcext:value-type="float">
            <text:p>20</text:p>
          </table:table-cell>
          <table:table-cell table:number-columns-repeated="16381"/>
        </table:table-row>
        <table:table-row table:style-name="ro2" table:number-rows-repeated="1048565">
          <table:table-cell table:content-validation-name="val2"/>
          <table:table-cell table:number-columns-repeated="16383"/>
        </table:table-row>
        <table:table-row table:style-name="ro2">
          <table:table-cell table:content-validation-name="val2"/>
          <table:table-cell table:number-columns-repeated="16383"/>
        </table:table-row>
      </table:table>
      <table:table table:name="exames" table:style-name="ta4">
        <office:forms form:automatic-focus="false" form:apply-design-mode="false"/>
        <table:table-column table:style-name="co6" table:default-cell-style-name="ce3"/>
        <table:table-column table:style-name="co5" table:default-cell-style-name="ce5"/>
        <table:table-column table:style-name="co7" table:default-cell-style-name="ce7"/>
        <table:table-column table:style-name="co8" table:default-cell-style-name="ce9"/>
        <table:table-column table:style-name="co9" table:default-cell-style-name="ce11"/>
        <table:table-column table:style-name="co2" table:number-columns-repeated="6" table:default-cell-style-name="Default"/>
        <table:table-column table:style-name="co2" table:number-columns-repeated="16373"/>
        <table:table-row table:style-name="ro1">
          <table:table-cell table:style-name="ce2" office:value-type="string" calcext:value-type="string">
            <text:p>Objeto</text:p>
          </table:table-cell>
          <table:table-cell table:style-name="ce4" office:value-type="string" calcext:value-type="string">
            <text:p>Subtipo</text:p>
          </table:table-cell>
          <table:table-cell table:style-name="ce6" office:value-type="string" calcext:value-type="string">
            <text:p>color</text:p>
          </table:table-cell>
          <table:table-cell table:style-name="ce8" office:value-type="string" calcext:value-type="string">
            <text:p>Etapa</text:p>
          </table:table-cell>
          <table:table-cell table:style-name="ce8" office:value-type="string" calcext:value-type="string">
            <text:p>Tempo mínimo</text:p>
          </table:table-cell>
          <table:table-cell table:style-name="ce1" table:number-columns-repeated="16379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stragado</text:p>
          </table:table-cell>
          <table:table-cell office:value-type="float" office:value="1" calcext:value-type="float">
            <text:p>1</text:p>
          </table:table-cell>
          <table:table-cell table:content-validation-name="val5" office:value-type="string" calcext:value-type="string">
            <text:p>Higienização</text:p>
          </table:table-cell>
          <table:table-cell table:style-name="ce10" office:value-type="time" office:time-value="PT00H30M00S" calcext:value-type="time">
            <text:p>00:30</text:p>
          </table:table-cell>
          <table:table-cell table:number-columns-repeated="6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stragado</text:p>
          </table:table-cell>
          <table:table-cell table:formula="of:=IF([.A3]&lt;&gt;&quot;&quot;;IF(AND([.A3]=[.A2];[.B3]=[.B2]);[.C2];IF([.C2]=1;2;1));&quot;&quot;)" office:value-type="float" office:value="1" calcext:value-type="float">
            <text:p>1</text:p>
          </table:table-cell>
          <table:table-cell table:content-validation-name="val5" office:value-type="string" calcext:value-type="string">
            <text:p>Carregamento</text:p>
          </table:table-cell>
          <table:table-cell table:style-name="ce10" office:value-type="time" office:time-value="PT02H00M00S" calcext:value-type="time">
            <text:p>02:00</text:p>
          </table:table-cell>
          <table:table-cell table:number-columns-repeated="6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Bloqueado</text:p>
          </table:table-cell>
          <table:table-cell table:formula="of:=IF([.A4]&lt;&gt;&quot;&quot;;IF(AND([.A4]=[.A3];[.B4]=[.B3]);[.C3];IF([.C3]=1;2;1));&quot;&quot;)" office:value-type="float" office:value="2" calcext:value-type="float">
            <text:p>2</text:p>
          </table:table-cell>
          <table:table-cell table:content-validation-name="val5" office:value-type="string" calcext:value-type="string">
            <text:p>Higienização</text:p>
          </table:table-cell>
          <table:table-cell table:style-name="ce10" office:value-type="time" office:time-value="PT04H00M00S" calcext:value-type="time">
            <text:p>04:00</text:p>
          </table:table-cell>
          <table:table-cell table:number-columns-repeated="6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Bloqueado</text:p>
          </table:table-cell>
          <table:table-cell table:formula="of:=IF([.A5]&lt;&gt;&quot;&quot;;IF(AND([.A5]=[.A4];[.B5]=[.B4]);[.C4];IF([.C4]=1;2;1));&quot;&quot;)" office:value-type="float" office:value="2" calcext:value-type="float">
            <text:p>2</text:p>
          </table:table-cell>
          <table:table-cell table:content-validation-name="val5" office:value-type="string" calcext:value-type="string">
            <text:p>Carregamento</text:p>
          </table:table-cell>
          <table:table-cell table:style-name="ce10" office:value-type="time" office:time-value="PT00H30M00S" calcext:value-type="time">
            <text:p>00:30</text:p>
          </table:table-cell>
          <table:table-cell table:number-columns-repeated="6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Bloqueado</text:p>
          </table:table-cell>
          <table:table-cell table:formula="of:=IF([.A6]&lt;&gt;&quot;&quot;;IF(AND([.A6]=[.A5];[.B6]=[.B5]);[.C5];IF([.C5]=1;2;1));&quot;&quot;)" office:value-type="float" office:value="2" calcext:value-type="float">
            <text:p>2</text:p>
          </table:table-cell>
          <table:table-cell table:content-validation-name="val5" office:value-type="string" calcext:value-type="string">
            <text:p>Extração</text:p>
          </table:table-cell>
          <table:table-cell table:style-name="ce10" office:value-type="time" office:time-value="PT02H00M00S" calcext:value-type="time">
            <text:p>02:00</text:p>
          </table:table-cell>
          <table:table-cell table:number-columns-repeated="6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lógica</text:p>
          </table:table-cell>
          <table:table-cell table:formula="of:=IF([.A7]&lt;&gt;&quot;&quot;;IF(AND([.A7]=[.A6];[.B7]=[.B6]);[.C6];IF([.C6]=1;2;1));&quot;&quot;)" office:value-type="float" office:value="1" calcext:value-type="float">
            <text:p>1</text:p>
          </table:table-cell>
          <table:table-cell table:content-validation-name="val5" office:value-type="string" calcext:value-type="string">
            <text:p>Higienização</text:p>
          </table:table-cell>
          <table:table-cell table:style-name="ce10" office:value-type="time" office:time-value="PT04H00M00S" calcext:value-type="time">
            <text:p>04:00</text:p>
          </table:table-cell>
          <table:table-cell table:number-columns-repeated="6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lógica</text:p>
          </table:table-cell>
          <table:table-cell table:formula="of:=IF([.A8]&lt;&gt;&quot;&quot;;IF(AND([.A8]=[.A7];[.B8]=[.B7]);[.C7];IF([.C7]=1;2;1));&quot;&quot;)" office:value-type="float" office:value="1" calcext:value-type="float">
            <text:p>1</text:p>
          </table:table-cell>
          <table:table-cell table:content-validation-name="val5" office:value-type="string" calcext:value-type="string">
            <text:p>Carregamento</text:p>
          </table:table-cell>
          <table:table-cell table:style-name="ce10" office:value-type="time" office:time-value="PT00H30M00S" calcext:value-type="time">
            <text:p>00:30</text:p>
          </table:table-cell>
          <table:table-cell table:number-columns-repeated="6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lógica</text:p>
          </table:table-cell>
          <table:table-cell table:formula="of:=IF([.A9]&lt;&gt;&quot;&quot;;IF(AND([.A9]=[.A8];[.B9]=[.B8]);[.C8];IF([.C8]=1;2;1));&quot;&quot;)" office:value-type="float" office:value="1" calcext:value-type="float">
            <text:p>1</text:p>
          </table:table-cell>
          <table:table-cell table:content-validation-name="val5" office:value-type="string" calcext:value-type="string">
            <text:p>Extração</text:p>
          </table:table-cell>
          <table:table-cell table:style-name="ce10" office:value-type="time" office:time-value="PT02H00M00S" calcext:value-type="time">
            <text:p>02:00</text:p>
          </table:table-cell>
          <table:table-cell table:number-columns-repeated="6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lógica</text:p>
          </table:table-cell>
          <table:table-cell table:formula="of:=IF([.A10]&lt;&gt;&quot;&quot;;IF(AND([.A10]=[.A9];[.B10]=[.B9]);[.C9];IF([.C9]=1;2;1));&quot;&quot;)" office:value-type="float" office:value="1" calcext:value-type="float">
            <text:p>1</text:p>
          </table:table-cell>
          <table:table-cell table:content-validation-name="val5" office:value-type="string" calcext:value-type="string">
            <text:p>Processamento</text:p>
          </table:table-cell>
          <table:table-cell table:style-name="ce10" office:value-type="time" office:time-value="PT03H00M00S" calcext:value-type="time">
            <text:p>03:00</text:p>
          </table:table-cell>
          <table:table-cell table:number-columns-repeated="6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lógica</text:p>
          </table:table-cell>
          <table:table-cell table:formula="of:=IF([.A11]&lt;&gt;&quot;&quot;;IF(AND([.A11]=[.A10];[.B11]=[.B10]);[.C10];IF([.C10]=1;2;1));&quot;&quot;)" office:value-type="float" office:value="1" calcext:value-type="float">
            <text:p>1</text:p>
          </table:table-cell>
          <table:table-cell table:content-validation-name="val5" office:value-type="string" calcext:value-type="string">
            <text:p>Gravação de mídia</text:p>
          </table:table-cell>
          <table:table-cell table:style-name="ce10" office:value-type="time" office:time-value="PT04H00M00S" calcext:value-type="time">
            <text:p>04:00</text:p>
          </table:table-cell>
          <table:table-cell table:number-columns-repeated="6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de sistema de arquivos</text:p>
          </table:table-cell>
          <table:table-cell table:formula="of:=IF([.A12]&lt;&gt;&quot;&quot;;IF(AND([.A12]=[.A11];[.B12]=[.B11]);[.C11];IF([.C11]=1;2;1));&quot;&quot;)" office:value-type="float" office:value="2" calcext:value-type="float">
            <text:p>2</text:p>
          </table:table-cell>
          <table:table-cell table:content-validation-name="val5" office:value-type="string" calcext:value-type="string">
            <text:p>Higienização</text:p>
          </table:table-cell>
          <table:table-cell table:style-name="ce10" office:value-type="time" office:time-value="PT04H00M00S" calcext:value-type="time">
            <text:p>04:00</text:p>
          </table:table-cell>
          <table:table-cell table:number-columns-repeated="6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de sistema de arquivos</text:p>
          </table:table-cell>
          <table:table-cell table:formula="of:=IF([.A13]&lt;&gt;&quot;&quot;;IF(AND([.A13]=[.A12];[.B13]=[.B12]);[.C12];IF([.C12]=1;2;1));&quot;&quot;)" office:value-type="float" office:value="2" calcext:value-type="float">
            <text:p>2</text:p>
          </table:table-cell>
          <table:table-cell table:content-validation-name="val5" office:value-type="string" calcext:value-type="string">
            <text:p>Carregamento</text:p>
          </table:table-cell>
          <table:table-cell table:style-name="ce10" office:value-type="time" office:time-value="PT00H30M00S" calcext:value-type="time">
            <text:p>00:30</text:p>
          </table:table-cell>
          <table:table-cell table:number-columns-repeated="6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de sistema de arquivos</text:p>
          </table:table-cell>
          <table:table-cell table:formula="of:=IF([.A14]&lt;&gt;&quot;&quot;;IF(AND([.A14]=[.A13];[.B14]=[.B13]);[.C13];IF([.C13]=1;2;1));&quot;&quot;)" office:value-type="float" office:value="2" calcext:value-type="float">
            <text:p>2</text:p>
          </table:table-cell>
          <table:table-cell table:content-validation-name="val5" office:value-type="string" calcext:value-type="string">
            <text:p>Extração</text:p>
          </table:table-cell>
          <table:table-cell table:style-name="ce10" office:value-type="time" office:time-value="PT02H00M00S" calcext:value-type="time">
            <text:p>02:00</text:p>
          </table:table-cell>
          <table:table-cell table:number-columns-repeated="6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de sistema de arquivos</text:p>
          </table:table-cell>
          <table:table-cell table:formula="of:=IF([.A15]&lt;&gt;&quot;&quot;;IF(AND([.A15]=[.A14];[.B15]=[.B14]);[.C14];IF([.C14]=1;2;1));&quot;&quot;)" office:value-type="float" office:value="2" calcext:value-type="float">
            <text:p>2</text:p>
          </table:table-cell>
          <table:table-cell table:content-validation-name="val5" office:value-type="string" calcext:value-type="string">
            <text:p>Processamento</text:p>
          </table:table-cell>
          <table:table-cell table:style-name="ce10" office:value-type="time" office:time-value="PT03H00M00S" calcext:value-type="time">
            <text:p>03:00</text:p>
          </table:table-cell>
          <table:table-cell table:number-columns-repeated="6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de sistema de arquivos</text:p>
          </table:table-cell>
          <table:table-cell table:formula="of:=IF([.A16]&lt;&gt;&quot;&quot;;IF(AND([.A16]=[.A15];[.B16]=[.B15]);[.C15];IF([.C15]=1;2;1));&quot;&quot;)" office:value-type="float" office:value="2" calcext:value-type="float">
            <text:p>2</text:p>
          </table:table-cell>
          <table:table-cell table:content-validation-name="val5" office:value-type="string" calcext:value-type="string">
            <text:p>Gravação de mídia</text:p>
          </table:table-cell>
          <table:table-cell table:style-name="ce10" office:value-type="time" office:time-value="PT04H00M00S" calcext:value-type="time">
            <text:p>04:00</text:p>
          </table:table-cell>
          <table:table-cell table:number-columns-repeated="6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física</text:p>
          </table:table-cell>
          <table:table-cell table:formula="of:=IF([.A17]&lt;&gt;&quot;&quot;;IF(AND([.A17]=[.A16];[.B17]=[.B16]);[.C16];IF([.C16]=1;2;1));&quot;&quot;)" office:value-type="float" office:value="1" calcext:value-type="float">
            <text:p>1</text:p>
          </table:table-cell>
          <table:table-cell table:content-validation-name="val5" office:value-type="string" calcext:value-type="string">
            <text:p>Higienização</text:p>
          </table:table-cell>
          <table:table-cell table:style-name="ce10" office:value-type="time" office:time-value="PT04H00M00S" calcext:value-type="time">
            <text:p>04:00</text:p>
          </table:table-cell>
          <table:table-cell table:number-columns-repeated="6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física</text:p>
          </table:table-cell>
          <table:table-cell table:formula="of:=IF([.A18]&lt;&gt;&quot;&quot;;IF(AND([.A18]=[.A17];[.B18]=[.B17]);[.C17];IF([.C17]=1;2;1));&quot;&quot;)" office:value-type="float" office:value="1" calcext:value-type="float">
            <text:p>1</text:p>
          </table:table-cell>
          <table:table-cell table:content-validation-name="val5" office:value-type="string" calcext:value-type="string">
            <text:p>Carregamento</text:p>
          </table:table-cell>
          <table:table-cell table:style-name="ce10" office:value-type="time" office:time-value="PT00H30M00S" calcext:value-type="time">
            <text:p>00:30</text:p>
          </table:table-cell>
          <table:table-cell table:number-columns-repeated="6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física</text:p>
          </table:table-cell>
          <table:table-cell table:formula="of:=IF([.A19]&lt;&gt;&quot;&quot;;IF(AND([.A19]=[.A18];[.B19]=[.B18]);[.C18];IF([.C18]=1;2;1));&quot;&quot;)" office:value-type="float" office:value="1" calcext:value-type="float">
            <text:p>1</text:p>
          </table:table-cell>
          <table:table-cell table:content-validation-name="val5" office:value-type="string" calcext:value-type="string">
            <text:p>Extração</text:p>
          </table:table-cell>
          <table:table-cell table:style-name="ce10" office:value-type="time" office:time-value="PT02H00M00S" calcext:value-type="time">
            <text:p>02:00</text:p>
          </table:table-cell>
          <table:table-cell table:number-columns-repeated="6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física</text:p>
          </table:table-cell>
          <table:table-cell table:formula="of:=IF([.A20]&lt;&gt;&quot;&quot;;IF(AND([.A20]=[.A19];[.B20]=[.B19]);[.C19];IF([.C19]=1;2;1));&quot;&quot;)" office:value-type="float" office:value="1" calcext:value-type="float">
            <text:p>1</text:p>
          </table:table-cell>
          <table:table-cell table:content-validation-name="val5" office:value-type="string" calcext:value-type="string">
            <text:p>Processamento</text:p>
          </table:table-cell>
          <table:table-cell table:style-name="ce10" office:value-type="time" office:time-value="PT03H00M00S" calcext:value-type="time">
            <text:p>03:00</text:p>
          </table:table-cell>
          <table:table-cell table:number-columns-repeated="6"/>
        </table:table-row>
        <table:table-row table:style-name="ro2">
          <table:table-cell table:content-validation-name="val3" office:value-type="string" calcext:value-type="string">
            <text:p>Celular</text:p>
          </table:table-cell>
          <table:table-cell table:content-validation-name="val4" office:value-type="string" calcext:value-type="string">
            <text:p>Extração física</text:p>
          </table:table-cell>
          <table:table-cell table:formula="of:=IF([.A21]&lt;&gt;&quot;&quot;;IF(AND([.A21]=[.A20];[.B21]=[.B20]);[.C20];IF([.C20]=1;2;1));&quot;&quot;)" office:value-type="float" office:value="1" calcext:value-type="float">
            <text:p>1</text:p>
          </table:table-cell>
          <table:table-cell table:content-validation-name="val5" office:value-type="string" calcext:value-type="string">
            <text:p>Gravação de mídia</text:p>
          </table:table-cell>
          <table:table-cell table:style-name="ce10" office:value-type="time" office:time-value="PT04H00M00S" calcext:value-type="time">
            <text:p>04:00</text:p>
          </table:table-cell>
          <table:table-cell table:number-columns-repeated="6"/>
        </table:table-row>
        <table:table-row table:style-name="ro1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té 500GB</text:p>
          </table:table-cell>
          <table:table-cell table:formula="of:=IF([.A22]&lt;&gt;&quot;&quot;;IF(AND([.A22]=[.A21];[.B22]=[.B21]);[.C21];IF([.C21]=1;2;1));&quot;&quot;)" office:value-type="float" office:value="2" calcext:value-type="float">
            <text:p>2</text:p>
          </table:table-cell>
          <table:table-cell table:content-validation-name="val5" office:value-type="string" calcext:value-type="string">
            <text:p>Higienização</text:p>
          </table:table-cell>
          <table:table-cell table:number-columns-repeated="6"/>
          <table:table-cell table:style-name="ce12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té 500GB</text:p>
          </table:table-cell>
          <table:table-cell table:formula="of:=IF([.A23]&lt;&gt;&quot;&quot;;IF(AND([.A23]=[.A22];[.B23]=[.B22]);[.C22];IF([.C22]=1;2;1));&quot;&quot;)" office:value-type="float" office:value="2" calcext:value-type="float">
            <text:p>2</text:p>
          </table:table-cell>
          <table:table-cell table:content-validation-name="val5" office:value-type="string" calcext:value-type="string">
            <text:p>Extração</text:p>
          </table:table-cell>
          <table:table-cell table:number-columns-repeated="7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té 500GB</text:p>
          </table:table-cell>
          <table:table-cell table:formula="of:=IF([.A24]&lt;&gt;&quot;&quot;;IF(AND([.A24]=[.A23];[.B24]=[.B23]);[.C23];IF([.C23]=1;2;1));&quot;&quot;)" office:value-type="float" office:value="2" calcext:value-type="float">
            <text:p>2</text:p>
          </table:table-cell>
          <table:table-cell table:content-validation-name="val5" office:value-type="string" calcext:value-type="string">
            <text:p>Processamento</text:p>
          </table:table-cell>
          <table:table-cell table:number-columns-repeated="7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té 500GB</text:p>
          </table:table-cell>
          <table:table-cell table:formula="of:=IF([.A25]&lt;&gt;&quot;&quot;;IF(AND([.A25]=[.A24];[.B25]=[.B24]);[.C24];IF([.C24]=1;2;1));&quot;&quot;)" office:value-type="float" office:value="2" calcext:value-type="float">
            <text:p>2</text:p>
          </table:table-cell>
          <table:table-cell table:content-validation-name="val5" office:value-type="string" calcext:value-type="string">
            <text:p>Gravação de mídia</text:p>
          </table:table-cell>
          <table:table-cell table:number-columns-repeated="7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500GB e 1TB</text:p>
          </table:table-cell>
          <table:table-cell table:formula="of:=IF([.A26]&lt;&gt;&quot;&quot;;IF(AND([.A26]=[.A25];[.B26]=[.B25]);[.C25];IF([.C25]=1;2;1));&quot;&quot;)" office:value-type="float" office:value="1" calcext:value-type="float">
            <text:p>1</text:p>
          </table:table-cell>
          <table:table-cell table:content-validation-name="val5" office:value-type="string" calcext:value-type="string">
            <text:p>Higienização</text:p>
          </table:table-cell>
          <table:table-cell table:number-columns-repeated="7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500GB e 1TB</text:p>
          </table:table-cell>
          <table:table-cell table:formula="of:=IF([.A27]&lt;&gt;&quot;&quot;;IF(AND([.A27]=[.A26];[.B27]=[.B26]);[.C26];IF([.C26]=1;2;1));&quot;&quot;)" office:value-type="float" office:value="1" calcext:value-type="float">
            <text:p>1</text:p>
          </table:table-cell>
          <table:table-cell table:content-validation-name="val5" office:value-type="string" calcext:value-type="string">
            <text:p>Extração</text:p>
          </table:table-cell>
          <table:table-cell table:number-columns-repeated="7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500GB e 1TB</text:p>
          </table:table-cell>
          <table:table-cell table:formula="of:=IF([.A28]&lt;&gt;&quot;&quot;;IF(AND([.A28]=[.A27];[.B28]=[.B27]);[.C27];IF([.C27]=1;2;1));&quot;&quot;)" office:value-type="float" office:value="1" calcext:value-type="float">
            <text:p>1</text:p>
          </table:table-cell>
          <table:table-cell table:content-validation-name="val5" office:value-type="string" calcext:value-type="string">
            <text:p>Processamento</text:p>
          </table:table-cell>
          <table:table-cell table:number-columns-repeated="7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500GB e 1TB</text:p>
          </table:table-cell>
          <table:table-cell table:formula="of:=IF([.A29]&lt;&gt;&quot;&quot;;IF(AND([.A29]=[.A28];[.B29]=[.B28]);[.C28];IF([.C28]=1;2;1));&quot;&quot;)" office:value-type="float" office:value="1" calcext:value-type="float">
            <text:p>1</text:p>
          </table:table-cell>
          <table:table-cell table:content-validation-name="val5" office:value-type="string" calcext:value-type="string">
            <text:p>Gravação de mídia</text:p>
          </table:table-cell>
          <table:table-cell table:number-columns-repeated="7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1TB e 2TB</text:p>
          </table:table-cell>
          <table:table-cell table:formula="of:=IF([.A30]&lt;&gt;&quot;&quot;;IF(AND([.A30]=[.A29];[.B30]=[.B29]);[.C29];IF([.C29]=1;2;1));&quot;&quot;)" office:value-type="float" office:value="2" calcext:value-type="float">
            <text:p>2</text:p>
          </table:table-cell>
          <table:table-cell table:content-validation-name="val5" office:value-type="string" calcext:value-type="string">
            <text:p>Higienização</text:p>
          </table:table-cell>
          <table:table-cell table:number-columns-repeated="7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1TB e 2TB</text:p>
          </table:table-cell>
          <table:table-cell table:formula="of:=IF([.A31]&lt;&gt;&quot;&quot;;IF(AND([.A31]=[.A30];[.B31]=[.B30]);[.C30];IF([.C30]=1;2;1));&quot;&quot;)" office:value-type="float" office:value="2" calcext:value-type="float">
            <text:p>2</text:p>
          </table:table-cell>
          <table:table-cell table:content-validation-name="val5" office:value-type="string" calcext:value-type="string">
            <text:p>Extração</text:p>
          </table:table-cell>
          <table:table-cell table:number-columns-repeated="7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1TB e 2TB</text:p>
          </table:table-cell>
          <table:table-cell table:formula="of:=IF([.A32]&lt;&gt;&quot;&quot;;IF(AND([.A32]=[.A31];[.B32]=[.B31]);[.C31];IF([.C31]=1;2;1));&quot;&quot;)" office:value-type="float" office:value="2" calcext:value-type="float">
            <text:p>2</text:p>
          </table:table-cell>
          <table:table-cell table:content-validation-name="val5" office:value-type="string" calcext:value-type="string">
            <text:p>Processamento</text:p>
          </table:table-cell>
          <table:table-cell table:number-columns-repeated="7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Entre 1TB e 2TB</text:p>
          </table:table-cell>
          <table:table-cell table:formula="of:=IF([.A33]&lt;&gt;&quot;&quot;;IF(AND([.A33]=[.A32];[.B33]=[.B32]);[.C32];IF([.C32]=1;2;1));&quot;&quot;)" office:value-type="float" office:value="2" calcext:value-type="float">
            <text:p>2</text:p>
          </table:table-cell>
          <table:table-cell table:content-validation-name="val5" office:value-type="string" calcext:value-type="string">
            <text:p>Gravação de mídia</text:p>
          </table:table-cell>
          <table:table-cell table:number-columns-repeated="7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cima de 2TB</text:p>
          </table:table-cell>
          <table:table-cell table:formula="of:=IF([.A34]&lt;&gt;&quot;&quot;;IF(AND([.A34]=[.A33];[.B34]=[.B33]);[.C33];IF([.C33]=1;2;1));&quot;&quot;)" office:value-type="float" office:value="1" calcext:value-type="float">
            <text:p>1</text:p>
          </table:table-cell>
          <table:table-cell table:content-validation-name="val5" office:value-type="string" calcext:value-type="string">
            <text:p>Higienização</text:p>
          </table:table-cell>
          <table:table-cell table:number-columns-repeated="7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cima de 2TB</text:p>
          </table:table-cell>
          <table:table-cell table:formula="of:=IF([.A35]&lt;&gt;&quot;&quot;;IF(AND([.A35]=[.A34];[.B35]=[.B34]);[.C34];IF([.C34]=1;2;1));&quot;&quot;)" office:value-type="float" office:value="1" calcext:value-type="float">
            <text:p>1</text:p>
          </table:table-cell>
          <table:table-cell table:content-validation-name="val5" office:value-type="string" calcext:value-type="string">
            <text:p>Extração</text:p>
          </table:table-cell>
          <table:table-cell table:number-columns-repeated="7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cima de 2TB</text:p>
          </table:table-cell>
          <table:table-cell table:formula="of:=IF([.A36]&lt;&gt;&quot;&quot;;IF(AND([.A36]=[.A35];[.B36]=[.B35]);[.C35];IF([.C35]=1;2;1));&quot;&quot;)" office:value-type="float" office:value="1" calcext:value-type="float">
            <text:p>1</text:p>
          </table:table-cell>
          <table:table-cell table:content-validation-name="val5" office:value-type="string" calcext:value-type="string">
            <text:p>Processamento</text:p>
          </table:table-cell>
          <table:table-cell table:number-columns-repeated="7"/>
        </table:table-row>
        <table:table-row table:style-name="ro2">
          <table:table-cell table:content-validation-name="val3" office:value-type="string" calcext:value-type="string">
            <text:p>Computador</text:p>
          </table:table-cell>
          <table:table-cell table:content-validation-name="val4" office:value-type="string" calcext:value-type="string">
            <text:p>Acima de 2TB</text:p>
          </table:table-cell>
          <table:table-cell table:formula="of:=IF([.A37]&lt;&gt;&quot;&quot;;IF(AND([.A37]=[.A36];[.B37]=[.B36]);[.C36];IF([.C36]=1;2;1));&quot;&quot;)" office:value-type="float" office:value="1" calcext:value-type="float">
            <text:p>1</text:p>
          </table:table-cell>
          <table:table-cell table:content-validation-name="val5" office:value-type="string" calcext:value-type="string">
            <text:p>Gravação de mídia</text:p>
          </table:table-cell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38]&lt;&gt;&quot;&quot;;IF(AND([.A38]=[.A37];[.B38]=[.B37]);[.C37];IF([.C37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 table:number-rows-repeated="3"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42]&lt;&gt;&quot;&quot;;IF(AND([.A42]=[.A41];[.B42]=[.B41]);[.C41];IF([.C41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43]&lt;&gt;&quot;&quot;;IF(AND([.A43]=[.A42];[.B43]=[.B42]);[.C42];IF([.C42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44]&lt;&gt;&quot;&quot;;IF(AND([.A44]=[.A43];[.B44]=[.B43]);[.C43];IF([.C43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45]&lt;&gt;&quot;&quot;;IF(AND([.A45]=[.A44];[.B45]=[.B44]);[.C44];IF([.C44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46]&lt;&gt;&quot;&quot;;IF(AND([.A46]=[.A45];[.B46]=[.B45]);[.C45];IF([.C45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47]&lt;&gt;&quot;&quot;;IF(AND([.A47]=[.A46];[.B47]=[.B46]);[.C46];IF([.C46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48]&lt;&gt;&quot;&quot;;IF(AND([.A48]=[.A47];[.B48]=[.B47]);[.C47];IF([.C47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49]&lt;&gt;&quot;&quot;;IF(AND([.A49]=[.A48];[.B49]=[.B48]);[.C48];IF([.C48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50]&lt;&gt;&quot;&quot;;IF(AND([.A50]=[.A49];[.B50]=[.B49]);[.C49];IF([.C49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51]&lt;&gt;&quot;&quot;;IF(AND([.A51]=[.A50];[.B51]=[.B50]);[.C50];IF([.C50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52]&lt;&gt;&quot;&quot;;IF(AND([.A52]=[.A51];[.B52]=[.B51]);[.C51];IF([.C51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53]&lt;&gt;&quot;&quot;;IF(AND([.A53]=[.A52];[.B53]=[.B52]);[.C52];IF([.C52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54]&lt;&gt;&quot;&quot;;IF(AND([.A54]=[.A53];[.B54]=[.B53]);[.C53];IF([.C53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55]&lt;&gt;&quot;&quot;;IF(AND([.A55]=[.A54];[.B55]=[.B54]);[.C54];IF([.C54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56]&lt;&gt;&quot;&quot;;IF(AND([.A56]=[.A55];[.B56]=[.B55]);[.C55];IF([.C55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57]&lt;&gt;&quot;&quot;;IF(AND([.A57]=[.A56];[.B57]=[.B56]);[.C56];IF([.C56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58]&lt;&gt;&quot;&quot;;IF(AND([.A58]=[.A57];[.B58]=[.B57]);[.C57];IF([.C57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59]&lt;&gt;&quot;&quot;;IF(AND([.A59]=[.A58];[.B59]=[.B58]);[.C58];IF([.C58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60]&lt;&gt;&quot;&quot;;IF(AND([.A60]=[.A59];[.B60]=[.B59]);[.C59];IF([.C59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61]&lt;&gt;&quot;&quot;;IF(AND([.A61]=[.A60];[.B61]=[.B60]);[.C60];IF([.C60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62]&lt;&gt;&quot;&quot;;IF(AND([.A62]=[.A61];[.B62]=[.B61]);[.C61];IF([.C61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63]&lt;&gt;&quot;&quot;;IF(AND([.A63]=[.A62];[.B63]=[.B62]);[.C62];IF([.C62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64]&lt;&gt;&quot;&quot;;IF(AND([.A64]=[.A63];[.B64]=[.B63]);[.C63];IF([.C63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65]&lt;&gt;&quot;&quot;;IF(AND([.A65]=[.A64];[.B65]=[.B64]);[.C64];IF([.C64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66]&lt;&gt;&quot;&quot;;IF(AND([.A66]=[.A65];[.B66]=[.B65]);[.C65];IF([.C65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67]&lt;&gt;&quot;&quot;;IF(AND([.A67]=[.A66];[.B67]=[.B66]);[.C66];IF([.C66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68]&lt;&gt;&quot;&quot;;IF(AND([.A68]=[.A67];[.B68]=[.B67]);[.C67];IF([.C67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69]&lt;&gt;&quot;&quot;;IF(AND([.A69]=[.A68];[.B69]=[.B68]);[.C68];IF([.C68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70]&lt;&gt;&quot;&quot;;IF(AND([.A70]=[.A69];[.B70]=[.B69]);[.C69];IF([.C69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71]&lt;&gt;&quot;&quot;;IF(AND([.A71]=[.A70];[.B71]=[.B70]);[.C70];IF([.C70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72]&lt;&gt;&quot;&quot;;IF(AND([.A72]=[.A71];[.B72]=[.B71]);[.C71];IF([.C71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73]&lt;&gt;&quot;&quot;;IF(AND([.A73]=[.A72];[.B73]=[.B72]);[.C72];IF([.C72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74]&lt;&gt;&quot;&quot;;IF(AND([.A74]=[.A73];[.B74]=[.B73]);[.C73];IF([.C73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75]&lt;&gt;&quot;&quot;;IF(AND([.A75]=[.A74];[.B75]=[.B74]);[.C74];IF([.C74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76]&lt;&gt;&quot;&quot;;IF(AND([.A76]=[.A75];[.B76]=[.B75]);[.C75];IF([.C75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77]&lt;&gt;&quot;&quot;;IF(AND([.A77]=[.A76];[.B77]=[.B76]);[.C76];IF([.C76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78]&lt;&gt;&quot;&quot;;IF(AND([.A78]=[.A77];[.B78]=[.B77]);[.C77];IF([.C77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79]&lt;&gt;&quot;&quot;;IF(AND([.A79]=[.A78];[.B79]=[.B78]);[.C78];IF([.C78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80]&lt;&gt;&quot;&quot;;IF(AND([.A80]=[.A79];[.B80]=[.B79]);[.C79];IF([.C79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81]&lt;&gt;&quot;&quot;;IF(AND([.A81]=[.A80];[.B81]=[.B80]);[.C80];IF([.C80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82]&lt;&gt;&quot;&quot;;IF(AND([.A82]=[.A81];[.B82]=[.B81]);[.C81];IF([.C81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83]&lt;&gt;&quot;&quot;;IF(AND([.A83]=[.A82];[.B83]=[.B82]);[.C82];IF([.C82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84]&lt;&gt;&quot;&quot;;IF(AND([.A84]=[.A83];[.B84]=[.B83]);[.C83];IF([.C83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85]&lt;&gt;&quot;&quot;;IF(AND([.A85]=[.A84];[.B85]=[.B84]);[.C84];IF([.C84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86]&lt;&gt;&quot;&quot;;IF(AND([.A86]=[.A85];[.B86]=[.B85]);[.C85];IF([.C85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87]&lt;&gt;&quot;&quot;;IF(AND([.A87]=[.A86];[.B87]=[.B86]);[.C86];IF([.C86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88]&lt;&gt;&quot;&quot;;IF(AND([.A88]=[.A87];[.B88]=[.B87]);[.C87];IF([.C87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89]&lt;&gt;&quot;&quot;;IF(AND([.A89]=[.A88];[.B89]=[.B88]);[.C88];IF([.C88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90]&lt;&gt;&quot;&quot;;IF(AND([.A90]=[.A89];[.B90]=[.B89]);[.C89];IF([.C89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91]&lt;&gt;&quot;&quot;;IF(AND([.A91]=[.A90];[.B91]=[.B90]);[.C90];IF([.C90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92]&lt;&gt;&quot;&quot;;IF(AND([.A92]=[.A91];[.B92]=[.B91]);[.C91];IF([.C91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93]&lt;&gt;&quot;&quot;;IF(AND([.A93]=[.A92];[.B93]=[.B92]);[.C92];IF([.C92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94]&lt;&gt;&quot;&quot;;IF(AND([.A94]=[.A93];[.B94]=[.B93]);[.C93];IF([.C93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95]&lt;&gt;&quot;&quot;;IF(AND([.A95]=[.A94];[.B95]=[.B94]);[.C94];IF([.C94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96]&lt;&gt;&quot;&quot;;IF(AND([.A96]=[.A95];[.B96]=[.B95]);[.C95];IF([.C95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97]&lt;&gt;&quot;&quot;;IF(AND([.A97]=[.A96];[.B97]=[.B96]);[.C96];IF([.C96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98]&lt;&gt;&quot;&quot;;IF(AND([.A98]=[.A97];[.B98]=[.B97]);[.C97];IF([.C97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99]&lt;&gt;&quot;&quot;;IF(AND([.A99]=[.A98];[.B99]=[.B98]);[.C98];IF([.C98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00]&lt;&gt;&quot;&quot;;IF(AND([.A100]=[.A99];[.B100]=[.B99]);[.C99];IF([.C99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01]&lt;&gt;&quot;&quot;;IF(AND([.A101]=[.A100];[.B101]=[.B100]);[.C100];IF([.C100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02]&lt;&gt;&quot;&quot;;IF(AND([.A102]=[.A101];[.B102]=[.B101]);[.C101];IF([.C101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03]&lt;&gt;&quot;&quot;;IF(AND([.A103]=[.A102];[.B103]=[.B102]);[.C102];IF([.C102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04]&lt;&gt;&quot;&quot;;IF(AND([.A104]=[.A103];[.B104]=[.B103]);[.C103];IF([.C103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05]&lt;&gt;&quot;&quot;;IF(AND([.A105]=[.A104];[.B105]=[.B104]);[.C104];IF([.C104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06]&lt;&gt;&quot;&quot;;IF(AND([.A106]=[.A105];[.B106]=[.B105]);[.C105];IF([.C105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07]&lt;&gt;&quot;&quot;;IF(AND([.A107]=[.A106];[.B107]=[.B106]);[.C106];IF([.C106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08]&lt;&gt;&quot;&quot;;IF(AND([.A108]=[.A107];[.B108]=[.B107]);[.C107];IF([.C107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09]&lt;&gt;&quot;&quot;;IF(AND([.A109]=[.A108];[.B109]=[.B108]);[.C108];IF([.C108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10]&lt;&gt;&quot;&quot;;IF(AND([.A110]=[.A109];[.B110]=[.B109]);[.C109];IF([.C109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11]&lt;&gt;&quot;&quot;;IF(AND([.A111]=[.A110];[.B111]=[.B110]);[.C110];IF([.C110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12]&lt;&gt;&quot;&quot;;IF(AND([.A112]=[.A111];[.B112]=[.B111]);[.C111];IF([.C111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13]&lt;&gt;&quot;&quot;;IF(AND([.A113]=[.A112];[.B113]=[.B112]);[.C112];IF([.C112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14]&lt;&gt;&quot;&quot;;IF(AND([.A114]=[.A113];[.B114]=[.B113]);[.C113];IF([.C113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15]&lt;&gt;&quot;&quot;;IF(AND([.A115]=[.A114];[.B115]=[.B114]);[.C114];IF([.C114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16]&lt;&gt;&quot;&quot;;IF(AND([.A116]=[.A115];[.B116]=[.B115]);[.C115];IF([.C115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17]&lt;&gt;&quot;&quot;;IF(AND([.A117]=[.A116];[.B117]=[.B116]);[.C116];IF([.C116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18]&lt;&gt;&quot;&quot;;IF(AND([.A118]=[.A117];[.B118]=[.B117]);[.C117];IF([.C117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19]&lt;&gt;&quot;&quot;;IF(AND([.A119]=[.A118];[.B119]=[.B118]);[.C118];IF([.C118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20]&lt;&gt;&quot;&quot;;IF(AND([.A120]=[.A119];[.B120]=[.B119]);[.C119];IF([.C119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21]&lt;&gt;&quot;&quot;;IF(AND([.A121]=[.A120];[.B121]=[.B120]);[.C120];IF([.C120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22]&lt;&gt;&quot;&quot;;IF(AND([.A122]=[.A121];[.B122]=[.B121]);[.C121];IF([.C121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23]&lt;&gt;&quot;&quot;;IF(AND([.A123]=[.A122];[.B123]=[.B122]);[.C122];IF([.C122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24]&lt;&gt;&quot;&quot;;IF(AND([.A124]=[.A123];[.B124]=[.B123]);[.C123];IF([.C123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25]&lt;&gt;&quot;&quot;;IF(AND([.A125]=[.A124];[.B125]=[.B124]);[.C124];IF([.C124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26]&lt;&gt;&quot;&quot;;IF(AND([.A126]=[.A125];[.B126]=[.B125]);[.C125];IF([.C125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27]&lt;&gt;&quot;&quot;;IF(AND([.A127]=[.A126];[.B127]=[.B126]);[.C126];IF([.C126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28]&lt;&gt;&quot;&quot;;IF(AND([.A128]=[.A127];[.B128]=[.B127]);[.C127];IF([.C127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29]&lt;&gt;&quot;&quot;;IF(AND([.A129]=[.A128];[.B129]=[.B128]);[.C128];IF([.C128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30]&lt;&gt;&quot;&quot;;IF(AND([.A130]=[.A129];[.B130]=[.B129]);[.C129];IF([.C129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31]&lt;&gt;&quot;&quot;;IF(AND([.A131]=[.A130];[.B131]=[.B130]);[.C130];IF([.C130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32]&lt;&gt;&quot;&quot;;IF(AND([.A132]=[.A131];[.B132]=[.B131]);[.C131];IF([.C131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33]&lt;&gt;&quot;&quot;;IF(AND([.A133]=[.A132];[.B133]=[.B132]);[.C132];IF([.C132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34]&lt;&gt;&quot;&quot;;IF(AND([.A134]=[.A133];[.B134]=[.B133]);[.C133];IF([.C133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35]&lt;&gt;&quot;&quot;;IF(AND([.A135]=[.A134];[.B135]=[.B134]);[.C134];IF([.C134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36]&lt;&gt;&quot;&quot;;IF(AND([.A136]=[.A135];[.B136]=[.B135]);[.C135];IF([.C135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37]&lt;&gt;&quot;&quot;;IF(AND([.A137]=[.A136];[.B137]=[.B136]);[.C136];IF([.C136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38]&lt;&gt;&quot;&quot;;IF(AND([.A138]=[.A137];[.B138]=[.B137]);[.C137];IF([.C137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39]&lt;&gt;&quot;&quot;;IF(AND([.A139]=[.A138];[.B139]=[.B138]);[.C138];IF([.C138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40]&lt;&gt;&quot;&quot;;IF(AND([.A140]=[.A139];[.B140]=[.B139]);[.C139];IF([.C139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41]&lt;&gt;&quot;&quot;;IF(AND([.A141]=[.A140];[.B141]=[.B140]);[.C140];IF([.C140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42]&lt;&gt;&quot;&quot;;IF(AND([.A142]=[.A141];[.B142]=[.B141]);[.C141];IF([.C141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43]&lt;&gt;&quot;&quot;;IF(AND([.A143]=[.A142];[.B143]=[.B142]);[.C142];IF([.C142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44]&lt;&gt;&quot;&quot;;IF(AND([.A144]=[.A143];[.B144]=[.B143]);[.C143];IF([.C143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45]&lt;&gt;&quot;&quot;;IF(AND([.A145]=[.A144];[.B145]=[.B144]);[.C144];IF([.C144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46]&lt;&gt;&quot;&quot;;IF(AND([.A146]=[.A145];[.B146]=[.B145]);[.C145];IF([.C145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47]&lt;&gt;&quot;&quot;;IF(AND([.A147]=[.A146];[.B147]=[.B146]);[.C146];IF([.C146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48]&lt;&gt;&quot;&quot;;IF(AND([.A148]=[.A147];[.B148]=[.B147]);[.C147];IF([.C147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49]&lt;&gt;&quot;&quot;;IF(AND([.A149]=[.A148];[.B149]=[.B148]);[.C148];IF([.C148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50]&lt;&gt;&quot;&quot;;IF(AND([.A150]=[.A149];[.B150]=[.B149]);[.C149];IF([.C149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51]&lt;&gt;&quot;&quot;;IF(AND([.A151]=[.A150];[.B151]=[.B150]);[.C150];IF([.C150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52]&lt;&gt;&quot;&quot;;IF(AND([.A152]=[.A151];[.B152]=[.B151]);[.C151];IF([.C151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53]&lt;&gt;&quot;&quot;;IF(AND([.A153]=[.A152];[.B153]=[.B152]);[.C152];IF([.C152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54]&lt;&gt;&quot;&quot;;IF(AND([.A154]=[.A153];[.B154]=[.B153]);[.C153];IF([.C153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55]&lt;&gt;&quot;&quot;;IF(AND([.A155]=[.A154];[.B155]=[.B154]);[.C154];IF([.C154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56]&lt;&gt;&quot;&quot;;IF(AND([.A156]=[.A155];[.B156]=[.B155]);[.C155];IF([.C155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57]&lt;&gt;&quot;&quot;;IF(AND([.A157]=[.A156];[.B157]=[.B156]);[.C156];IF([.C156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58]&lt;&gt;&quot;&quot;;IF(AND([.A158]=[.A157];[.B158]=[.B157]);[.C157];IF([.C157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59]&lt;&gt;&quot;&quot;;IF(AND([.A159]=[.A158];[.B159]=[.B158]);[.C158];IF([.C158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60]&lt;&gt;&quot;&quot;;IF(AND([.A160]=[.A159];[.B160]=[.B159]);[.C159];IF([.C159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61]&lt;&gt;&quot;&quot;;IF(AND([.A161]=[.A160];[.B161]=[.B160]);[.C160];IF([.C160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62]&lt;&gt;&quot;&quot;;IF(AND([.A162]=[.A161];[.B162]=[.B161]);[.C161];IF([.C161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63]&lt;&gt;&quot;&quot;;IF(AND([.A163]=[.A162];[.B163]=[.B162]);[.C162];IF([.C162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64]&lt;&gt;&quot;&quot;;IF(AND([.A164]=[.A163];[.B164]=[.B163]);[.C163];IF([.C163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65]&lt;&gt;&quot;&quot;;IF(AND([.A165]=[.A164];[.B165]=[.B164]);[.C164];IF([.C164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66]&lt;&gt;&quot;&quot;;IF(AND([.A166]=[.A165];[.B166]=[.B165]);[.C165];IF([.C165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67]&lt;&gt;&quot;&quot;;IF(AND([.A167]=[.A166];[.B167]=[.B166]);[.C166];IF([.C166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68]&lt;&gt;&quot;&quot;;IF(AND([.A168]=[.A167];[.B168]=[.B167]);[.C167];IF([.C167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69]&lt;&gt;&quot;&quot;;IF(AND([.A169]=[.A168];[.B169]=[.B168]);[.C168];IF([.C168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70]&lt;&gt;&quot;&quot;;IF(AND([.A170]=[.A169];[.B170]=[.B169]);[.C169];IF([.C169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71]&lt;&gt;&quot;&quot;;IF(AND([.A171]=[.A170];[.B171]=[.B170]);[.C170];IF([.C170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72]&lt;&gt;&quot;&quot;;IF(AND([.A172]=[.A171];[.B172]=[.B171]);[.C171];IF([.C171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73]&lt;&gt;&quot;&quot;;IF(AND([.A173]=[.A172];[.B173]=[.B172]);[.C172];IF([.C172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74]&lt;&gt;&quot;&quot;;IF(AND([.A174]=[.A173];[.B174]=[.B173]);[.C173];IF([.C173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75]&lt;&gt;&quot;&quot;;IF(AND([.A175]=[.A174];[.B175]=[.B174]);[.C174];IF([.C174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76]&lt;&gt;&quot;&quot;;IF(AND([.A176]=[.A175];[.B176]=[.B175]);[.C175];IF([.C175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77]&lt;&gt;&quot;&quot;;IF(AND([.A177]=[.A176];[.B177]=[.B176]);[.C176];IF([.C176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78]&lt;&gt;&quot;&quot;;IF(AND([.A178]=[.A177];[.B178]=[.B177]);[.C177];IF([.C177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79]&lt;&gt;&quot;&quot;;IF(AND([.A179]=[.A178];[.B179]=[.B178]);[.C178];IF([.C178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80]&lt;&gt;&quot;&quot;;IF(AND([.A180]=[.A179];[.B180]=[.B179]);[.C179];IF([.C179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81]&lt;&gt;&quot;&quot;;IF(AND([.A181]=[.A180];[.B181]=[.B180]);[.C180];IF([.C180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82]&lt;&gt;&quot;&quot;;IF(AND([.A182]=[.A181];[.B182]=[.B181]);[.C181];IF([.C181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83]&lt;&gt;&quot;&quot;;IF(AND([.A183]=[.A182];[.B183]=[.B182]);[.C182];IF([.C182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84]&lt;&gt;&quot;&quot;;IF(AND([.A184]=[.A183];[.B184]=[.B183]);[.C183];IF([.C183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85]&lt;&gt;&quot;&quot;;IF(AND([.A185]=[.A184];[.B185]=[.B184]);[.C184];IF([.C184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86]&lt;&gt;&quot;&quot;;IF(AND([.A186]=[.A185];[.B186]=[.B185]);[.C185];IF([.C185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87]&lt;&gt;&quot;&quot;;IF(AND([.A187]=[.A186];[.B187]=[.B186]);[.C186];IF([.C186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88]&lt;&gt;&quot;&quot;;IF(AND([.A188]=[.A187];[.B188]=[.B187]);[.C187];IF([.C187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89]&lt;&gt;&quot;&quot;;IF(AND([.A189]=[.A188];[.B189]=[.B188]);[.C188];IF([.C188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90]&lt;&gt;&quot;&quot;;IF(AND([.A190]=[.A189];[.B190]=[.B189]);[.C189];IF([.C189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91]&lt;&gt;&quot;&quot;;IF(AND([.A191]=[.A190];[.B191]=[.B190]);[.C190];IF([.C190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92]&lt;&gt;&quot;&quot;;IF(AND([.A192]=[.A191];[.B192]=[.B191]);[.C191];IF([.C191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93]&lt;&gt;&quot;&quot;;IF(AND([.A193]=[.A192];[.B193]=[.B192]);[.C192];IF([.C192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94]&lt;&gt;&quot;&quot;;IF(AND([.A194]=[.A193];[.B194]=[.B193]);[.C193];IF([.C193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95]&lt;&gt;&quot;&quot;;IF(AND([.A195]=[.A194];[.B195]=[.B194]);[.C194];IF([.C194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96]&lt;&gt;&quot;&quot;;IF(AND([.A196]=[.A195];[.B196]=[.B195]);[.C195];IF([.C195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97]&lt;&gt;&quot;&quot;;IF(AND([.A197]=[.A196];[.B197]=[.B196]);[.C196];IF([.C196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98]&lt;&gt;&quot;&quot;;IF(AND([.A198]=[.A197];[.B198]=[.B197]);[.C197];IF([.C197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199]&lt;&gt;&quot;&quot;;IF(AND([.A199]=[.A198];[.B199]=[.B198]);[.C198];IF([.C198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200]&lt;&gt;&quot;&quot;;IF(AND([.A200]=[.A199];[.B200]=[.B199]);[.C199];IF([.C199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201]&lt;&gt;&quot;&quot;;IF(AND([.A201]=[.A200];[.B201]=[.B200]);[.C200];IF([.C200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202]&lt;&gt;&quot;&quot;;IF(AND([.A202]=[.A201];[.B202]=[.B201]);[.C201];IF([.C201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203]&lt;&gt;&quot;&quot;;IF(AND([.A203]=[.A202];[.B203]=[.B202]);[.C202];IF([.C202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204]&lt;&gt;&quot;&quot;;IF(AND([.A204]=[.A203];[.B204]=[.B203]);[.C203];IF([.C203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205]&lt;&gt;&quot;&quot;;IF(AND([.A205]=[.A204];[.B205]=[.B204]);[.C204];IF([.C204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206]&lt;&gt;&quot;&quot;;IF(AND([.A206]=[.A205];[.B206]=[.B205]);[.C205];IF([.C205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207]&lt;&gt;&quot;&quot;;IF(AND([.A207]=[.A206];[.B207]=[.B206]);[.C206];IF([.C206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208]&lt;&gt;&quot;&quot;;IF(AND([.A208]=[.A207];[.B208]=[.B207]);[.C207];IF([.C207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209]&lt;&gt;&quot;&quot;;IF(AND([.A209]=[.A208];[.B209]=[.B208]);[.C208];IF([.C208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 table:formula="of:=IF([.A210]&lt;&gt;&quot;&quot;;IF(AND([.A210]=[.A209];[.B210]=[.B209]);[.C209];IF([.C209]=1;2;1));&quot;&quot;)">
            <text:p/>
          </table:table-cell>
          <table:table-cell table:content-validation-name="val5"/>
          <table:table-cell table:number-columns-repeated="7"/>
        </table:table-row>
        <table:table-row table:style-name="ro2" table:number-rows-repeated="1048365"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7"/>
        </table:table-row>
        <table:table-row table:style-name="ro2">
          <table:table-cell table:content-validation-name="val3"/>
          <table:table-cell table:content-validation-name="val4"/>
          <table:table-cell/>
          <table:table-cell table:content-validation-name="val5"/>
          <table:table-cell table:number-columns-repeated="7"/>
        </table:table-row>
        <calcext:conditional-formats>
          <calcext:conditional-format calcext:target-range-address="exames.A1:exames.E1048576">
            <calcext:condition calcext:apply-style-name="ConditionalStyle_2" calcext:value="formula-is([.$C1]=2)" calcext:base-cell-address="exames.A1"/>
            <calcext:condition calcext:apply-style-name="ConditionalStyle_1" calcext:value="formula-is([.$C1]=1)" calcext:base-cell-address="exames.A1"/>
          </calcext:conditional-format>
        </calcext:conditional-formats>
      </table:table>
      <table:table table:name="etapas" table:style-name="ta5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2" table:number-columns-repeated="16382" table:default-cell-style-name="Default"/>
        <table:table-row table:style-name="ro1">
          <table:table-cell table:style-name="ce13" office:value-type="string" calcext:value-type="string">
            <text:p>Etapa</text:p>
          </table:table-cell>
          <table:table-cell table:style-name="ce13" office:value-type="string" calcext:value-type="string">
            <text:p>Buffer</text:p>
          </table:table-cell>
          <table:table-cell table:style-name="ce13" office:value-type="string" calcext:value-type="string">
            <text:p>Vagas</text:p>
          </table:table-cell>
          <table:table-cell table:style-name="ce13" office:value-type="string" calcext:value-type="string">
            <text:p>Grupo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Higienização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content-validation-name="val6" office:value-type="string" calcext:value-type="string">
            <text:p>Objeto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Carregamento</text:p>
          </table:table-cell>
          <table:table-cell table:style-name="ce1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content-validation-name="val6" office:value-type="string" calcext:value-type="string">
            <text:p>Objeto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Extração</text:p>
          </table:table-cell>
          <table:table-cell table:style-name="ce12"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content-validation-name="val6" office:value-type="string" calcext:value-type="string">
            <text:p>Objeto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Processamento</text:p>
          </table:table-cell>
          <table:table-cell table:style-name="ce1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content-validation-name="val6" office:value-type="string" calcext:value-type="string">
            <text:p>Objeto</text:p>
          </table:table-cell>
          <table:table-cell table:number-columns-repeated="16380"/>
        </table:table-row>
        <table:table-row table:style-name="ro1">
          <table:table-cell table:style-name="ce12" office:value-type="string" calcext:value-type="string">
            <text:p>Gravação de mídia</text:p>
          </table:table-cell>
          <table:table-cell table:style-name="ce12"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content-validation-name="val6" office:value-type="string" calcext:value-type="string">
            <text:p>Perícia</text:p>
          </table:table-cell>
          <table:table-cell table:number-columns-repeated="16380"/>
        </table:table-row>
        <table:table-row table:style-name="ro1" table:number-rows-repeated="2">
          <table:table-cell table:style-name="ce12" table:number-columns-repeated="2"/>
          <table:table-cell/>
          <table:table-cell table:content-validation-name="val6"/>
          <table:table-cell table:number-columns-repeated="16380"/>
        </table:table-row>
        <table:table-row table:style-name="ro2" table:number-rows-repeated="1048567">
          <table:table-cell table:number-columns-repeated="3"/>
          <table:table-cell table:content-validation-name="val6"/>
          <table:table-cell table:number-columns-repeated="16380"/>
        </table:table-row>
        <table:table-row table:style-name="ro2">
          <table:table-cell table:number-columns-repeated="3"/>
          <table:table-cell table:content-validation-name="val6"/>
          <table:table-cell table:number-columns-repeated="16380"/>
        </table:table-row>
      </table:table>
      <table:named-expressions>
        <table:named-expression table:name="capacidades_computador" table:base-cell-address="$estatistica_qtd_objetos.$A$1" table:expression="#REF!"/>
        <table:named-range table:name="etapas" table:base-cell-address="$estatistica_qtd_objetos.$A$1" table:cell-range-address="$etapas.$A$2:.$A$1048576"/>
        <table:named-expression table:name="recursos" table:base-cell-address="$estatistica_qtd_objetos.$A$1" table:expression="#REF!"/>
        <table:named-range table:name="tipos_extracao" table:base-cell-address="$estatistica_qtd_objetos.$A$1" table:cell-range-address="$estatistica_subtipo.$B$2:.$B$1048576"/>
        <table:named-range table:name="tipos_objeto" table:base-cell-address="$estatistica_qtd_objetos.$A$1" table:cell-range-address="$estatistica_tipo.$A$2:.$A$1048576"/>
        <table:named-range table:name="tipos_objetos" table:base-cell-address="$estatistica_qtd_objetos.$A$1" table:cell-range-address="$estatistica_tipo.$A$2:.$A$1048576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 style:font-adornments="Regular" style:font-family-generic="swiss" style:font-pitch="variable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R$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R$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3" number:truncate-on-overflow="false">
      <number:hours number:style="long"/>
      <number:text>:</number:text>
      <number:minutes number:style="long"/>
    </number:time-style>
    <style:style style:name="Default" style:family="table-cell">
      <style:table-cell-properties style:rotation-align="none" style:vertical-align="bottom"/>
      <style:text-properties style:font-name="Liberation Sans1" fo:font-family="'Liberation Sans'" style:font-style-name="Regular" style:font-family-generic="swiss" style:font-pitch="variable" style:font-name-complex="Arial1" style:font-family-complex="Arial" style:font-style-name-complex="Regular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2" style:display-name="ConditionalStyle_2" style:family="table-cell" style:parent-style-name="Default">
      <style:table-cell-properties fo:background-color="#e1f0ff"/>
    </style:style>
    <style:style style:name="ConditionalStyle_5f_1" style:display-name="ConditionalStyle_1" style:family="table-cell" style:parent-style-name="Default">
      <style:table-cell-properties fo:background-color="#fff9e7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5">00/00/0000</text:date>, <text:time style:data-style-name="N2" text:time-value="07:36:50.8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tapas" style:display-name="PageStyle_etapa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cursos" style:display-name="PageStyle_recurso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xames" style:display-name="PageStyle_exame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statistica_5f_subtipo" style:display-name="PageStyle_estatistica_subtipo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statistica_5f_qtd_5f_objetos" style:display-name="PageStyle_estatistica_qtd_objetos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statistica_5f_tipo" style:display-name="PageStyle_estatistica_tipo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enato Martins renato</meta:initial-creator>
    <meta:editing-cycles>3</meta:editing-cycles>
    <meta:creation-date>2025-02-24T01:21:42</meta:creation-date>
    <dc:date>2025-03-05T07:40:10.940000000</dc:date>
    <meta:generator>LibreOffice/7.6.1.2$Windows_X86_64 LibreOffice_project/f5defcebd022c5bc36bbb79be232cb6926d8f674</meta:generator>
    <meta:editing-duration>PT3M40S</meta:editing-duration>
    <meta:document-statistic meta:table-count="5" meta:cell-count="421" meta:object-count="0"/>
    <meta:user-defined meta:name="AppVersion">16.0300</meta:user-defined>
  </office:meta>
</office:document-meta>
</file>